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5.72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2.469cm" fo:break-before="auto" style:use-optimal-row-height="false"/>
    </style:style>
    <style:style style:name="ro21" style:family="table-row">
      <style:table-row-properties style:row-height="1.087cm" fo:break-before="auto" style:use-optimal-row-height="false"/>
    </style:style>
    <style:style style:name="ro22" style:family="table-row">
      <style:table-row-properties style:row-height="1.579cm" fo:break-before="auto" style:use-optimal-row-height="false"/>
    </style:style>
    <style:style style:name="ro23" style:family="table-row">
      <style:table-row-properties style:row-height="0.554cm" fo:break-before="auto" style:use-optimal-row-height="false"/>
    </style:style>
    <style:style style:name="ro24" style:family="table-row">
      <style:table-row-properties style:row-height="2.157cm" fo:break-before="auto" style:use-optimal-row-height="false"/>
    </style:style>
    <style:style style:name="ro25" style:family="table-row">
      <style:table-row-properties style:row-height="1.605cm" fo:break-before="auto" style:use-optimal-row-height="false"/>
    </style:style>
    <style:style style:name="ro26" style:family="table-row">
      <style:table-row-properties style:row-height="1.184cm" fo:break-before="auto" style:use-optimal-row-height="false"/>
    </style:style>
    <style:style style:name="ro27" style:family="table-row">
      <style:table-row-properties style:row-height="0.573cm" fo:break-before="auto" style:use-optimal-row-height="false"/>
    </style:style>
    <style:style style:name="ro28" style:family="table-row">
      <style:table-row-properties style:row-height="1.5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transparent" fo:wrap-option="wrap" style:vertical-align="middle"/>
    </style:style>
    <style:style style:name="ce31" style:family="table-cell" style:parent-style-name="Default">
      <style:table-cell-properties fo:background-color="transparent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 table:protected="true">
        <table:table-protection table:select-protected-cells="true" table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3.0 @ __-04-2015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11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282cm" draw:caption-point-x="-1.472cm" draw:caption-point-y="1.548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4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 [PPC-A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style-name="ce22"/>
          <table:covered-table-cell table:number-columns-repeated="2" table:style-name="ce5"/>
          <table:table-cell table:style-name="ce10" office:value-type="string">
            <text:p>CA [PPC-CA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M [PPC-C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V [PPC-CV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L [PPC- E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N [PPC-EN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MC [PPC-MC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PM [PPC-P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QM<text:span text:style-name="T4"> [PPC-QM]</text:span>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style-name="ce22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Cargas Horári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3">
            <text:p>Consultar Aulas [CH-CONS-AULAS]</text:p>
          </table:table-cell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2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3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29" office:value-type="string">
            <text:p>O</text:p>
          </table:table-cell>
          <table:table-cell table:style-name="ce30" office:value-type="string">
            <text:p>Problema anteriormente reportado de lentidão foi solucionado.</text:p>
          </table:table-cell>
          <table:table-cell table:style-name="ce31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7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Novidades da Versão! [NOVIDADES-VERSA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28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  <text:p><text:span text:style-name="T4"><text:s text:c="3"/></text:span><text:span text:style-name="T4">* Coleta de estatísticas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 style:data-style-name="N2" text:time-value="0000-00-00T18:28:43.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4-23T17:51:17.85</dc:date>
    <meta:editing-duration>P27DT12H19M18S</meta:editing-duration>
    <meta:editing-cycles>55</meta:editing-cycles>
    <meta:document-statistic meta:table-count="3" meta:cell-count="1475" meta:object-count="0"/>
  </office:meta>
</office:document-meta>
</file>